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083in"/>
    </style:style>
    <style:style style:name="co3" style:family="table-column">
      <style:table-column-properties fo:break-before="auto" style:column-width="1.3118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2508in" fo:break-before="auto" style:use-optimal-row-height="true"/>
    </style:style>
    <style:style style:name="ro3" style:family="table-row">
      <style:table-row-properties style:row-height="0.4272in" fo:break-before="auto" style:use-optimal-row-height="true"/>
    </style:style>
    <style:style style:name="ro4" style:family="table-row">
      <style:table-row-properties style:row-height="0.4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DistanceConvers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liase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ultipli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</text:p>
          </table:table-cell>
          <table:table-cell office:value-type="string" calcext:value-type="string">
            <text:p>AU, AU/sec</text:p>
          </table:table-cell>
          <table:table-cell/>
          <table:table-cell office:value-type="float" office:value="149597870691" calcext:value-type="float">
            <text:p>1495978706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C, C/sec</text:p>
          </table:table-cell>
          <table:table-cell/>
          <table:table-cell office:value-type="float" office:value="299792458" calcext:value-type="float">
            <text:p>29979245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m</text:p>
          </table:table-cell>
          <table:table-cell office:value-type="string" calcext:value-type="string">
            <text:p>cm, centimeter, centimeters, cm/sec, centimeter/sec, centimeters/sec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t</text:p>
          </table:table-cell>
          <table:table-cell office:value-type="string" calcext:value-type="string">
            <text:p>ft, foot, feet, ft/sec, foot/sec, feet/sec</text:p>
          </table:table-cell>
          <table:table-cell/>
          <table:table-cell office:value-type="float" office:value="0.3048" calcext:value-type="float">
            <text:p>0.30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in, inch, inches, in/sec, inch/sec, inches/sec</text:p>
          </table:table-cell>
          <table:table-cell/>
          <table:table-cell office:value-type="float" office:value="0.0254" calcext:value-type="float">
            <text:p>0.0254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km</text:p>
          </table:table-cell>
          <table:table-cell office:value-type="string" calcext:value-type="string">
            <text:p>km, kilometer, kilometers, km/sec, kilometer/sec, kilometers/sec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, meter, meters, m/sec, meter/sec, meters/se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</text:p>
          </table:table-cell>
          <table:table-cell office:value-type="string" calcext:value-type="string">
            <text:p>mi, mile, miles, mi/sec, mile/sec, miles/sec</text:p>
          </table:table-cell>
          <table:table-cell/>
          <table:table-cell office:value-type="float" office:value="1609.3445" calcext:value-type="float">
            <text:p>1609.344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m</text:p>
          </table:table-cell>
          <table:table-cell office:value-type="string" calcext:value-type="string">
            <text:p>mm, millimeter, millimeters, mm/sec, millimeter/sec, millimeters/sec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m </text:p>
          </table:table-cell>
          <table:table-cell office:value-type="string" calcext:value-type="string">
            <text:p>nm, nanometer, nanometers, nm/sec, nanometer/sec, nanometers/sec</text:p>
          </table:table-cell>
          <table:table-cell/>
          <table:table-cell office:value-type="float" office:value="0.000000001" calcext:value-type="float">
            <text:p>0.0000000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</text:p>
          </table:table-cell>
          <table:table-cell office:value-type="string" calcext:value-type="string">
            <text:p>character</text:p>
          </table:table-cell>
          <table:table-cell/>
          <table:table-cell table:formula="of:=[.D16]*[.E12]" office:value-type="float" office:value="0.00235185302777778" calcext:value-type="float">
            <text:p>0.00235185302777778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pt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table:number-columns-repeated="2"/>
          <table:table-cell table:formula="of:=[.D17]" office:value-type="float" office:value="0.00264583333333333" calcext:value-type="float">
            <text:p>0.00264583333333333</text:p>
          </table:table-cell>
          <table:table-cell office:value-type="string" calcext:value-type="string">
            <text:p>* Value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rompt for current font size.</text:p>
          </table:table-cell>
        </table:table-row>
        <table:table-row table:style-name="ro2">
          <table:table-cell office:value-type="string" calcext:value-type="string">
            <text:p>ex</text:p>
          </table:table-cell>
          <table:table-cell office:value-type="string" calcext:value-type="string">
            <text:p>x-height</text:p>
          </table:table-cell>
          <table:table-cell/>
          <table:table-cell table:formula="of:=[.D17]" office:value-type="float" office:value="0.00264583333333333" calcext:value-type="float">
            <text:p>0.00264583333333333</text:p>
          </table:table-cell>
          <table:table-cell office:value-type="string" calcext:value-type="string">
            <text:p>p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pica, picas</text:p>
          </table:table-cell>
          <table:table-cell/>
          <table:table-cell table:formula="of:=[.D16]*12" office:value-type="float" office:value="0.0423333333333333" calcext:value-type="float">
            <text:p>0.04233333333333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t</text:p>
          </table:table-cell>
          <table:table-cell/>
        </table:table-row>
        <table:table-row table:style-name="ro2">
          <table:table-cell office:value-type="string" calcext:value-type="string">
            <text:p>pt</text:p>
          </table:table-cell>
          <table:table-cell office:value-type="string" calcext:value-type="string">
            <text:p>point, points</text:p>
          </table:table-cell>
          <table:table-cell/>
          <table:table-cell table:formula="of:=(1/72)*25.4/100" office:value-type="float" office:value="0.00352777777777778" calcext:value-type="float">
            <text:p>0.00352777777777778</text:p>
          </table:table-cell>
          <table:table-cell table:formula="of:=&quot;1/72&quot;" office:value-type="string" office:string-value="1/72" calcext:value-type="string">
            <text:p>1/72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2">
          <table:table-cell office:value-type="string" calcext:value-type="string">
            <text:p>px</text:p>
          </table:table-cell>
          <table:table-cell office:value-type="string" calcext:value-type="string">
            <text:p>pixel, pixels</text:p>
          </table:table-cell>
          <table:table-cell/>
          <table:table-cell table:formula="of:=(1/96)*25.4/100" office:value-type="float" office:value="0.00264583333333333" calcext:value-type="float">
            <text:p>0.00264583333333333</text:p>
          </table:table-cell>
          <table:table-cell table:formula="of:=&quot;1/96&quot;" office:value-type="string" office:string-value="1/96" calcext:value-type="string">
            <text:p>1/96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string" calcext:value-type="string">
            <text:p>rem</text:p>
          </table:table-cell>
          <table:table-cell table:number-columns-repeated="2"/>
          <table:table-cell table:formula="of:=[.D17]" office:value-type="float" office:value="0.00264583333333333" calcext:value-type="float">
            <text:p>0.00264583333333333</text:p>
          </table:table-cell>
          <table:table-cell office:value-type="string" calcext:value-type="string">
            <text:p>* Value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rompt for root font size.</text:p>
          </table:table-cell>
        </table:table-row>
        <table:table-row table:style-name="ro2">
          <table:table-cell office:value-type="string" calcext:value-type="string">
            <text:p>vh</text:p>
          </table:table-cell>
          <table:table-cell office:value-type="string" calcext:value-type="string">
            <text:p>view-height</text:p>
          </table:table-cell>
          <table:table-cell/>
          <table:table-cell table:formula="of:=[.D17]" office:value-type="float" office:value="0.00264583333333333" calcext:value-type="float">
            <text:p>0.00264583333333333</text:p>
          </table:table-cell>
          <table:table-cell office:value-type="string" calcext:value-type="string">
            <text:p>* Value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rompt for view height.</text:p>
          </table:table-cell>
        </table:table-row>
        <table:table-row table:style-name="ro2">
          <table:table-cell office:value-type="string" calcext:value-type="string">
            <text:p>vmax</text:p>
          </table:table-cell>
          <table:table-cell office:value-type="string" calcext:value-type="string">
            <text:p>view-maximum</text:p>
          </table:table-cell>
          <table:table-cell/>
          <table:table-cell table:formula="of:=[.D17]" office:value-type="float" office:value="0.00264583333333333" calcext:value-type="float">
            <text:p>0.00264583333333333</text:p>
          </table:table-cell>
          <table:table-cell office:value-type="string" calcext:value-type="string">
            <text:p>* Value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rompt for maximum view dimension.</text:p>
          </table:table-cell>
        </table:table-row>
        <table:table-row table:style-name="ro2">
          <table:table-cell office:value-type="string" calcext:value-type="string">
            <text:p>vmin</text:p>
          </table:table-cell>
          <table:table-cell office:value-type="string" calcext:value-type="string">
            <text:p>view-minimum</text:p>
          </table:table-cell>
          <table:table-cell/>
          <table:table-cell table:formula="of:=[.D17]" office:value-type="float" office:value="0.00264583333333333" calcext:value-type="float">
            <text:p>0.00264583333333333</text:p>
          </table:table-cell>
          <table:table-cell office:value-type="string" calcext:value-type="string">
            <text:p>* Value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rompt for minimum view dimension.</text:p>
          </table:table-cell>
        </table:table-row>
        <table:table-row table:style-name="ro2">
          <table:table-cell office:value-type="string" calcext:value-type="string">
            <text:p>vw</text:p>
          </table:table-cell>
          <table:table-cell office:value-type="string" calcext:value-type="string">
            <text:p>view-width</text:p>
          </table:table-cell>
          <table:table-cell/>
          <table:table-cell table:formula="of:=[.D17]" office:value-type="float" office:value="0.00264583333333333" calcext:value-type="float">
            <text:p>0.00264583333333333</text:p>
          </table:table-cell>
          <table:table-cell office:value-type="string" calcext:value-type="string">
            <text:p>* Value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Prompt for view width.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028in"/>
      <style:text-properties style:font-name="Roboto" fo:font-family="Roboto" style:font-style-name="Regular" style:font-pitch="variable" fo:font-size="12pt"/>
    </style:style>
    <style:style style:name="Heading" style:family="table-cell" style:parent-style-name="Default">
      <style:table-cell-properties fo:wrap-option="no-wrap" style:shrink-to-fit="false"/>
      <style:text-properties style:font-name="Roboto Light" fo:font-family="'Roboto Light'" style:font-style-name="Bold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13:17:07.690631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5T13:17:08.040923900</meta:creation-date>
    <dc:title>MyCalcTemplate</dc:title>
    <meta:editing-duration>PT1H46M54S</meta:editing-duration>
    <meta:editing-cycles>6</meta:editing-cycles>
    <meta:generator>LibreOffice/25.8.1.1$Windows_X86_64 LibreOffice_project/54047653041915e595ad4e45cccea684809c77b5</meta:generator>
    <dc:date>2025-10-15T16:09:31.631320800</dc:date>
    <meta:document-statistic meta:table-count="1" meta:cell-count="92" meta:object-count="0"/>
    <meta:template xlink:type="simple" xlink:actuate="onRequest" xlink:title="MyCalcTemplate" xlink:href="../../../../../../../Users/Daniel/AppData/Roaming/LibreOffice/4/user/template/MyCalcTemplate.ots" meta:date="2025-10-15T13:17:07.785859300"/>
  </office:meta>
</office:document-meta>
</file>